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4.9cm"/>
    </style:style>
    <style:style style:name="gr2" style:family="graphic" style:parent-style-name="standard">
      <style:graphic-properties draw:textarea-horizontal-align="justify" draw:textarea-vertical-align="middle" draw:auto-grow-height="false" fo:min-height="1.7cm" fo:min-width="1.4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4.2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2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1.9cm" svg:x="2.7cm" svg:y="1cm">
          <text:p text:style-name="P1">Introduc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.9cm" svg:x="3.3cm" svg:y="3.9cm">
          <text:p text:style-name="P1">Valid has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4cm" svg:height="1.9cm" svg:x="11.4cm" svg:y="4.9cm">
          <text:p text:style-name="P1">Trial specific <text:line-break/>inform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1.9cm" svg:x="2.7cm" svg:y="8.6cm">
          <text:p text:style-name="P1">Cons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1.9cm" svg:x="2.7cm" svg:y="11.4cm">
          <text:p text:style-name="P1">Demographic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.9cm" svg:x="3.4cm" svg:y="17cm">
          <text:p text:style-name="P1">Map reading<text:line-break/>exa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4.7cm" svg:height="1.7cm" svg:x="8.8cm" svg:y="19.9cm">
          <text:p text:style-name="P1">Test brief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cm" svg:height="1.1cm" svg:x="9.7cm" svg:y="25.1cm">
          <text:p text:style-name="P1">Test 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cm" svg:height="1.1cm" svg:x="9.7cm" svg:y="22.5cm">
          <text:p text:style-name="P1">Test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1.7cm" svg:x="8.7cm" svg:y="27cm">
          <text:p text:style-name="P1">Show resul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1.9cm" svg:x="2.7cm" svg:y="14.3cm">
          <text:p text:style-name="P1">Map training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042cm" svg:height="0.962cm" svg:x="9.6cm" svg:y="24cm">
          <draw:text-box>
            <text:p>N-1 tests</text:p>
          </draw:text-box>
        </draw:frame>
        <draw:line draw:style-name="gr6" draw:text-style-name="P3" draw:layer="layout" svg:x1="5.2cm" svg:y1="3cm" svg:x2="5.2cm" svg:y2="4.2cm">
          <text:p/>
        </draw:line>
        <draw:line draw:style-name="gr6" draw:text-style-name="P3" draw:layer="layout" svg:x1="7.2cm" svg:y1="5.9cm" svg:x2="11.4cm" svg:y2="5.9cm">
          <text:p/>
        </draw:line>
        <draw:line draw:style-name="gr6" draw:text-style-name="P3" draw:layer="layout" svg:x1="5.2cm" svg:y1="7.8cm" svg:x2="5.2cm" svg:y2="8.7cm">
          <text:p/>
        </draw:line>
        <draw:frame draw:style-name="gr5" draw:text-style-name="P2" draw:layer="layout" svg:width="1.535cm" svg:height="0.962cm" svg:x="7.6cm" svg:y="5cm">
          <draw:text-box>
            <text:p>Yes</text:p>
          </draw:text-box>
        </draw:frame>
        <draw:frame draw:style-name="gr5" draw:text-style-name="P2" draw:layer="layout" svg:width="1.311cm" svg:height="0.962cm" svg:x="5.9cm" svg:y="7.3cm">
          <draw:text-box>
            <text:p>No</text:p>
          </draw:text-box>
        </draw:frame>
        <draw:line draw:style-name="gr6" draw:text-style-name="P3" draw:layer="layout" svg:x1="5.1cm" svg:y1="10.5cm" svg:x2="5.1cm" svg:y2="11.4cm">
          <text:p/>
        </draw:line>
        <draw:line draw:style-name="gr6" draw:text-style-name="P3" draw:layer="layout" svg:x1="5.1cm" svg:y1="13.4cm" svg:x2="5.1cm" svg:y2="14.4cm">
          <text:p/>
        </draw:line>
        <draw:line draw:style-name="gr6" draw:text-style-name="P3" draw:layer="layout" svg:x1="5.3cm" svg:y1="16.3cm" svg:x2="5.3cm" svg:y2="17.1cm">
          <text:p/>
        </draw:line>
        <draw:line draw:style-name="gr6" draw:text-style-name="P3" draw:layer="layout" svg:x1="5.3cm" svg:y1="20.9cm" svg:x2="8.8cm" svg:y2="20.9cm">
          <text:p/>
        </draw:line>
        <draw:line draw:style-name="gr7" draw:text-style-name="P3" draw:layer="layout" svg:x1="7.2cm" svg:y1="19cm" svg:x2="9.8cm" svg:y2="19cm">
          <text:p/>
        </draw:line>
        <draw:line draw:style-name="gr7" draw:text-style-name="P3" draw:layer="layout" svg:x1="9.8cm" svg:y1="19cm" svg:x2="9.8cm" svg:y2="15.2cm">
          <text:p/>
        </draw:line>
        <draw:line draw:style-name="gr6" draw:text-style-name="P3" draw:layer="layout" svg:x1="9.8cm" svg:y1="15.2cm" svg:x2="8.1cm" svg:y2="15.2cm">
          <text:p/>
        </draw:line>
        <draw:frame draw:style-name="gr8" draw:text-style-name="P2" draw:layer="layout" svg:width="6.1cm" svg:height="1.673cm" svg:x="2.4cm" svg:y="21.1cm">
          <draw:text-box>
            <text:p>All answers <text:s/>correct</text:p>
            <text:p/>
          </draw:text-box>
        </draw:frame>
        <draw:line draw:style-name="gr6" draw:text-style-name="P3" draw:layer="layout" svg:x1="13.9cm" svg:y1="6.9cm" svg:x2="11.2cm" svg:y2="20cm">
          <text:p/>
        </draw:line>
        <draw:line draw:style-name="gr6" draw:text-style-name="P3" draw:layer="layout" svg:x1="11.1cm" svg:y1="21.6cm" svg:x2="11.1cm" svg:y2="22.5cm">
          <text:p/>
        </draw:line>
        <draw:line draw:style-name="gr6" draw:text-style-name="P3" draw:layer="layout" svg:x1="11cm" svg:y1="26.3cm" svg:x2="11cm" svg:y2="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07:19:12.149447444</meta:creation-date>
    <dc:date>2019-01-14T07:47:00.738380115</dc:date>
    <meta:editing-duration>PT7M5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